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weight="bold"/>
    </style:style>
    <style:style style:name="P4" style:family="paragraph" style:parent-style-name="Text_20_body" style:list-style-name="L3">
      <style:text-properties fo:font-weight="bold"/>
    </style:style>
    <style:style style:name="P5" style:family="paragraph" style:parent-style-name="Text_20_body" style:list-style-name="L5">
      <style:text-properties fo:font-weight="bold"/>
    </style:style>
    <style:style style:name="P6" style:family="paragraph" style:parent-style-name="Text_20_body" style:list-style-name="L6">
      <style:text-properties fo:font-weight="bold"/>
    </style:style>
    <style:style style:name="P7" style:family="paragraph" style:parent-style-name="Text_20_body" style:list-style-name="L7">
      <style:text-properties fo:font-weight="bold"/>
    </style:style>
    <style:style style:name="P8" style:family="paragraph" style:parent-style-name="Text_20_body" style:list-style-name="L8">
      <style:text-properties fo:font-weight="bold"/>
    </style:style>
    <style:style style:name="P9" style:family="paragraph" style:parent-style-name="Text_20_body" style:list-style-name="L9">
      <style:text-properties fo:font-weight="bold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>
      <style:text-properties fo:font-style="italic"/>
    </style:style>
    <style:style style:name="P18" style:family="paragraph" style:parent-style-name="Text_20_body" style:list-style-name="L9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1" text:outline-level="3">PASSO 1: Defina o Propósito e o Objetivo</text:h>
      <text:list xml:id="list3420401941" text:style-name="L1">
        <text:list-item>
          <text:p text:style-name="P3">O que o agente de IA fará?</text:p>
          <text:list>
            <text:list-item>
              <text:p text:style-name="P2">Responder a perguntas de clientes.</text:p>
            </text:list-item>
            <text:list-item>
              <text:p text:style-name="P2">Automatizar tarefas de pesquisa.</text:p>
            </text:list-item>
            <text:list-item>
              <text:p text:style-name="P2">Gerenciar a automação do fluxo de trabalho.</text:p>
            </text:list-item>
            <text:list-item>
              <text:p text:style-name="P2">Gerar conteúdo personalizado.</text:p>
            </text:list-item>
          </text:list>
        </text:list-item>
        <text:list-item>
          <text:p text:style-name="P2"><text:span text:style-name="T1">Exemplo:</text:span> Uma IA de suporte ao cliente que responde automaticamente a Perguntas Frequentes (FAQs), encaminha tickets e escala consultas complexas.</text:p>
        </text:list-item>
      </text:list>
      <text:h text:style-name="P1" text:outline-level="3">PASSO 2: Escolha o(s) Modelo(s) de IA Correto(s)</text:h>
      <text:list xml:id="list526204198" text:style-name="L2">
        <text:list-item>
          <text:p text:style-name="P10"><text:span text:style-name="T1">Descrição:</text:span> Diferentes modelos servem a propósitos distintos.</text:p>
          <text:list>
            <text:list-item>
              <text:p text:style-name="P10"><text:span text:style-name="T1">IA Conversacional:</text:span> GPT-4, Bard (para tarefas baseadas em chat).</text:p>
            </text:list-item>
            <text:list-item>
              <text:p text:style-name="P10"><text:span text:style-name="T1">Execução de Tarefas:</text:span> Auto-GPT, BabyAGI (para automações complexas).</text:p>
            </text:list-item>
            <text:list-item>
              <text:p text:style-name="P10"><text:span text:style-name="T1">Processamento de Dados:</text:span> Langchain, LlamaIndex (para lidar com dados estruturados/não estruturados).</text:p>
            </text:list-item>
          </text:list>
        </text:list-item>
        <text:list-item>
          <text:p text:style-name="P10"><text:span text:style-name="T1">Exemplo:</text:span> Usar o GPT-4 para um assistente de IA que ajuda os usuários a redigir e-mails e responder a comandos de voz.</text:p>
        </text:list-item>
      </text:list>
      <text:h text:style-name="P1" text:outline-level="3">PASSO 3: Selecione uma Plataforma de IA No-Code</text:h>
      <text:list xml:id="list3779767689" text:style-name="L3">
        <text:list-item>
          <text:p text:style-name="P4">Melhores ferramentas no-code (sem código) para Automação com IA:</text:p>
          <text:list>
            <text:list-item>
              <text:p text:style-name="P11"><text:span text:style-name="T1">Make.com:</text:span> Automação de fluxo de trabalho com IA.</text:p>
            </text:list-item>
            <text:list-item>
              <text:p text:style-name="P11"><text:span text:style-name="T1">Zapier:</text:span> Conecta IA com mais de 6.000 aplicativos.</text:p>
            </text:list-item>
            <text:list-item>
              <text:p text:style-name="P11"><text:span text:style-name="T1">Voiceflow:</text:span> Automatiza fluxos de trabalho de API.</text:p>
            </text:list-item>
            <text:list-item>
              <text:p text:style-name="P11"><text:span text:style-name="T1">Flowise AI:</text:span> Integração de LLM (Grande Modelo de Linguagem) sem código.</text:p>
            </text:list-item>
          </text:list>
        </text:list-item>
        <text:list-item>
          <text:p text:style-name="P11"><text:span text:style-name="T1">Exemplo:</text:span> Automatizar a geração de leads conectando o ChatGPT, Google Sheets e o HubSpot CRM.</text:p>
        </text:list-item>
      </text:list>
      <text:h text:style-name="P1" text:outline-level="3">PASSO 4: Integre APIs e Fontes de Dados</text:h>
      <text:list xml:id="list2105969596" text:style-name="L4">
        <text:list-item>
          <text:p text:style-name="P12"><text:span text:style-name="T1">Descrição:</text:span> Conecte seu agente a ferramentas externas.</text:p>
          <text:list>
            <text:list-item>
              <text:p text:style-name="P12"><text:span text:style-name="T1">API do Google Search:</text:span> Busca dados da web em tempo real.</text:p>
            </text:list-item>
            <text:list-item>
              <text:p text:style-name="P12"><text:span text:style-name="T1">Google Sheets, Notion, Airtable:</text:span> Armazena e processa dados.</text:p>
            </text:list-item>
            <text:list-item>
              <text:p text:style-name="P12"><text:span text:style-name="T1">API do ChatGPT:</text:span> Respostas alimentadas por IA.</text:p>
            </text:list-item>
            <text:list-item>
              <text:p text:style-name="P12"><text:span text:style-name="T1">Scrapy, BeautifulSoup:</text:span> Raspagem de dados da web (web scraping) para obter insights.</text:p>
            </text:list-item>
          </text:list>
        </text:list-item>
        <text:list-item>
          <text:p text:style-name="P12"><text:soft-page-break/><text:span text:style-name="T1">Exemplo:</text:span> Uma IA de pesquisa que extrai preços de concorrentes automaticamente e envia um relatório por e-mail.</text:p>
        </text:list-item>
      </text:list>
      <text:h text:style-name="P1" text:outline-level="3">PASSO 5: Construa Lógica e Memória</text:h>
      <text:list xml:id="list136535139" text:style-name="L5">
        <text:list-item>
          <text:p text:style-name="P5">Aprimore a inteligência do agente com:</text:p>
          <text:list>
            <text:list-item>
              <text:p text:style-name="P13"><text:span text:style-name="T1">Memória de Longo Prazo:</text:span> Armazena conversas passadas (usando Pinecone, FAISS).</text:p>
            </text:list-item>
            <text:list-item>
              <text:p text:style-name="P13"><text:span text:style-name="T1">Lógica Condicional:</text:span> Permite respostas dinâmicas com base nas ações do usuário.</text:p>
            </text:list-item>
            <text:list-item>
              <text:p text:style-name="P13"><text:span text:style-name="T1">Execução Orientada a Objetivos:</text:span> Garante que a IA conclua tarefas de várias etapas automaticamente.</text:p>
            </text:list-item>
          </text:list>
        </text:list-item>
        <text:list-item>
          <text:p text:style-name="P13"><text:span text:style-name="T1">Exemplo:</text:span> Uma IA que se lembra das preferências anteriores do usuário e fornece respostas de acompanhamento adequadas.</text:p>
        </text:list-item>
      </text:list>
      <text:h text:style-name="P1" text:outline-level="3">PASSO 6: Automatize a Execução de Tarefas</text:h>
      <text:list xml:id="list784216688" text:style-name="L6">
        <text:list-item>
          <text:p text:style-name="P6">Automatize fluxos de trabalho usando:</text:p>
          <text:list>
            <text:list-item>
              <text:p text:style-name="P14"><text:span text:style-name="T1">Gatilhos (Triggers):</text:span> Ações que iniciam o fluxo (ex: e-mails recebidos, mensagens no Slack, envios de formulário).</text:p>
            </text:list-item>
            <text:list-item>
              <text:p text:style-name="P14"><text:span text:style-name="T1">Blocos de IA Pré-construídos:</text:span> Funções prontas (ex: resumo automático, marcação/tagging com IA).</text:p>
            </text:list-item>
            <text:list-item>
              <text:p text:style-name="P14"><text:span text:style-name="T1">Ações Personalizadas:</text:span> Tarefas específicas (ex: agendamento automático de reuniões, resposta a tickets de suporte).</text:p>
            </text:list-item>
          </text:list>
        </text:list-item>
        <text:list-item>
          <text:p text:style-name="P14"><text:span text:style-name="T1">Exemplo:</text:span> Um agente que agenda reuniões automaticamente e envia e-mails de acompanhamento com base nas respostas do usuário.</text:p>
        </text:list-item>
      </text:list>
      <text:h text:style-name="P1" text:outline-level="3">PASSO 7: Implante e Hospede seu Agente de IA</text:h>
      <text:list xml:id="list3099027321" text:style-name="L7">
        <text:list-item>
          <text:p text:style-name="P7">Onde implantar seu agente de IA:</text:p>
          <text:list>
            <text:list-item>
              <text:p text:style-name="P15"><text:span text:style-name="T1">Hospedagem em Nuvem:</text:span> AWS Lambda, Google Cloud Functions, Vercel.</text:p>
            </text:list-item>
            <text:list-item>
              <text:p text:style-name="P15"><text:span text:style-name="T1">Plataformas No-Code:</text:span> Bubble.io, Zapier, Retool.</text:p>
            </text:list-item>
            <text:list-item>
              <text:p text:style-name="P15"><text:span text:style-name="T1">Chatbot/Slack AI:</text:span> Integre a um chatbot de site ou bot do Slack.</text:p>
            </text:list-item>
          </text:list>
        </text:list-item>
        <text:list-item>
          <text:p text:style-name="P15"><text:span text:style-name="T1">Exemplo:</text:span> Uma IA que transcreve reuniões automaticamente e envia ações de acompanhamento com base nas respostas do usuário.</text:p>
        </text:list-item>
      </text:list>
      <text:h text:style-name="P1" text:outline-level="3">PASSO 8: Monitore, Teste e Otimize</text:h>
      <text:list xml:id="list2447172814" text:style-name="L8">
        <text:list-item>
          <text:p text:style-name="P8">Agentes de IA melhoram com o tempo:</text:p>
          <text:list>
            <text:list-item>
              <text:p text:style-name="P16"><text:span text:style-name="T1">Testar e Depurar (Debug):</text:span> Execute cenários de teste e ajuste as respostas.</text:p>
            </text:list-item>
            <text:list-item>
              <text:p text:style-name="P16"><text:span text:style-name="T1">Acompanhar Desempenho:</text:span> Use logs e análises (analytics) para acompanhar a eficiência.</text:p>
            </text:list-item>
            <text:list-item>
              <text:p text:style-name="P16"><text:span text:style-name="T1">Refinar Fluxos de Trabalho:</text:span> Ajuste parâmetros de API, fontes de dados e gatilhos.</text:p>
            </text:list-item>
          </text:list>
        </text:list-item>
        <text:list-item>
          <text:p text:style-name="P16"><text:soft-page-break/><text:span text:style-name="T1">Exemplo:</text:span> Um agente de IA que analisa problemas comuns de clientes e ajusta as respostas automáticas com base no feedback.</text:p>
        </text:list-item>
      </text:list>
      <text:h text:style-name="P1" text:outline-level="3">PASSO 9: Implante e Hospede seu Agente de IA</text:h>
      <text:p text:style-name="P17">(Nota: O título desta etapa é idêntico ao da Etapa 7 no infográfico, mas o conteúdo foca em escalar e aprimorar o agente.)</text:p>
      <text:list xml:id="list3207314823" text:style-name="L9">
        <text:list-item>
          <text:p text:style-name="P9">Leve seu agente de IA para o próximo nível:</text:p>
          <text:list>
            <text:list-item>
              <text:p text:style-name="P18"><text:span text:style-name="T1">Ajuste fino (Fine-tune)</text:span> de LLMs simples (GPT, Claude, Bard) para respostas mais inteligentes.</text:p>
            </text:list-item>
            <text:list-item>
              <text:p text:style-name="P18"><text:span text:style-name="T1">Conecte-se</text:span> com serviços de terceiros (Stripe, Calendly, Google Maps).</text:p>
            </text:list-item>
            <text:list-item>
              <text:p text:style-name="P18"><text:span text:style-name="T1">Adicione interação por voz</text:span> (ferramentas de conversão de fala para texto e texto para fala).</text:p>
            </text:list-item>
          </text:list>
        </text:list-item>
        <text:list-item>
          <text:p text:style-name="P18"><text:span text:style-name="T1">Exemplo:</text:span> Construir um agente de IA omnichannel que responde via e-mail, WhatsApp e Slack simultaneamente.</text:p>
        </text:list-item>
      </text:list>
      <text:p text:style-name="Horizontal_20_Line"/>
      <text:h text:style-name="P1" text:outline-level="3">Como os Agentes de IA podem ajudar as empresas</text:h>
      <text:p text:style-name="Text_20_body">Agentes de IA no-code (sem código) permitem que empresas automatizem tarefas repetitivas, otimizem operações, gerenciem interações com clientes e integrem várias ferramentas, melhorando a produtividade e a eficiência, tudo isso sem a necessidade de conhecimento técnico especializado ou desenvolvedor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4T08:35:22.113000000</meta:creation-date>
    <dc:date>2025-10-24T18:38:12.380000000</dc:date>
    <meta:editing-duration>PT9H52M39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60" meta:word-count="708" meta:character-count="4395" meta:non-whitespace-character-count="3795"/>
  </office:meta>
</office:document-meta>
</file>